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8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heads_20_8" draw:marker-end-width="0.3cm" draw:fill="none" draw:textarea-vertical-align="middle"/>
    </style:style>
    <style:style style:name="gr21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2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3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4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7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8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0" style:family="graphic" style:parent-style-name="objectwithoutfill">
      <style:graphic-properties draw:marker-end="Arrowheads_20_14" draw:marker-end-width="0.3cm" draw:fill="none" draw:textarea-vertical-align="middle"/>
    </style:style>
    <style:style style:name="gr31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de59"/>
      <style:paragraph-properties fo:text-align="center"/>
    </style:style>
    <style:style style:name="P11" style:family="paragraph">
      <style:paragraph-properties fo:text-align="star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3.542cm" svg:height="0.97cm" svg:x="7.24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9" draw:layer="layout" svg:width="6.5cm" svg:height="0.729cm" svg:x="9.3cm" svg:y="6.27cm">
          <draw:text-box>
            <text:p text:style-name="P8"><text:span text:style-name="T1">Données d’entraînement</text:span></text:p>
          </draw:text-box>
        </draw:frame>
        <draw:frame draw:style-name="gr13" draw:text-style-name="P9" draw:layer="layout" svg:width="4.9cm" svg:height="0.729cm" svg:x="20.6cm" svg:y="6.271cm">
          <draw:text-box>
            <text:p text:style-name="P8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6">Logistic Reg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3" draw:text-style-name="P12" draw:layer="layout" svg:width="6.5cm" svg:height="0.729cm" svg:x="6.4cm" svg:y="9.671cm">
          <draw:text-box>
            <text:p text:style-name="P11"><text:span text:style-name="T1">Entraînement du modèle</text:span></text:p>
          </draw:text-box>
        </draw:frame>
        <draw:custom-shape draw:style-name="gr17" draw:text-style-name="P13" draw:layer="layout" svg:width="1cm" svg:height="1cm" svg:x="5.5cm" svg:y="9.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13" draw:text-style-name="P9" draw:layer="layout" svg:width="6.5cm" svg:height="0.729cm" svg:x="17.8cm" svg:y="11.572cm">
          <draw:text-box>
            <text:p text:style-name="P11"><text:span text:style-name="T1">Test du modèle</text:span></text:p>
          </draw:text-box>
        </draw:frame>
        <draw:custom-shape draw:style-name="gr17" draw:text-style-name="P13" draw:layer="layout" svg:width="1cm" svg:height="1cm" svg:x="16.9cm" svg:y="11.401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1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2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3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4" draw:text-style-name="P12" draw:layer="layout" svg:width="5.9cm" svg:height="0.729cm" svg:x="8.3cm" svg:y="14.473cm">
          <draw:text-box>
            <text:p text:style-name="P11"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u</text:span><text:span text:style-name="T1"> </text:span><text:span text:style-name="T1">m</text:span><text:span text:style-name="T1">o</text:span><text:span text:style-name="T1">d</text:span><text:span text:style-name="T1">è</text:span><text:span text:style-name="T1">l</text:span><text:span text:style-name="T1">e</text:span></text:p>
          </draw:text-box>
        </draw:frame>
        <draw:custom-shape draw:style-name="gr17" draw:text-style-name="P13" draw:layer="layout" svg:width="1cm" svg:height="1cm" svg:x="7.4cm" svg:y="14.30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6" draw:text-style-name="P9" draw:layer="layout" svg:width="5.5cm" svg:height="1.207cm" draw:transform="rotate (1.5707963267949) translate (1.647cm 9.353cm)">
          <draw:text-box>
            <text:p text:style-name="P8"><text:span text:style-name="T1">Réorganisation des données</text:span></text:p>
          </draw:text-box>
        </draw:frame>
        <draw:custom-shape draw:style-name="gr27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6" draw:text-style-name="P9" draw:layer="layout" svg:width="11.4cm" svg:height="1.207cm" svg:x="3.5cm" svg:y="1.571cm">
          <draw:text-box>
            <text:p text:style-name="P8"><text:span text:style-name="T1">Transformation du dataframe en matrice → </text:span></text:p>
          </draw:text-box>
        </draw:frame>
        <draw:frame draw:style-name="gr29" draw:text-style-name="P9" draw:layer="layout" svg:width="10.9cm" svg:height="0.829cm" svg:x="3.5cm" svg:y="3.972cm">
          <draw:text-box>
            <text:p text:style-name="P8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0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1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2" draw:text-style-name="P6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2" draw:text-style-name="P6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07-20T17:38:07.117098321</dc:date>
    <meta:editing-duration>PT1H16M33S</meta:editing-duration>
    <meta:editing-cycles>36</meta:editing-cycles>
    <meta:generator>LibreOffice/7.3.7.2$Linux_X86_64 LibreOffice_project/3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emimesion </mtext>
      <mn>500</mn>
      <mtext>x</mtext>
      <mn>11</mn>
    </mrow>
    <annotation encoding="StarMath 5.0">"Dataframe" D "de demimesion " 500 "x" 11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